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Arbre acier 10mm 42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Arbre acier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20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 office:value-type="string">
            <text:p>Colliers nylon 100mm</text:p>
          </table:table-cell>
          <table:table-cell table:style-name="ce12" office:value-type="float" office:value="10">
            <text:p>10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RJ45 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8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LM10UU</text:p>
          </table:table-cell>
          <table:table-cell table:style-name="ce11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Vis M3x8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0mm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15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</text:p>
          </table:table-cell>
          <table:table-cell table:style-name="ce13" office:value-type="float" office:value="32">
            <text:p>32</text:p>
          </table:table-cell>
          <table:table-cell table:style-name="ce15" office:value-type="string">
            <text:p>38,8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5mm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3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60mm</text:p>
          </table:table-cell>
          <table:table-cell table:style-name="ce13" office:value-type="float" office:value="8">
            <text:p>8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16mm tête fraisée</text:p>
          </table:table-cell>
          <table:table-cell table:style-name="ce13" office:value-type="float" office:value="46">
            <text:p>46</text:p>
          </table:table-cell>
          <table:table-cell table:style-name="ce15" office:value-type="string">
            <text:p>36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Vis M3x20mm tête fraisée</text:p>
          </table:table-cell>
          <table:table-cell table:style-name="ce13" office:value-type="float" office:value="10">
            <text:p>10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M3x40mm tête fraisée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string">
            <text:p>Rondelles M3 larges</text:p>
          </table:table-cell>
          <table:table-cell table:style-name="ce13" office:value-type="float" office:value="70">
            <text:p>70</text:p>
          </table:table-cell>
          <table:table-cell table:style-name="ce15" office:value-type="string">
            <text:p>43,1g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Rondelles M3 standards</text:p>
          </table:table-cell>
          <table:table-cell table:style-name="ce13" office:value-type="float" office:value="85">
            <text:p>85</text:p>
          </table:table-cell>
          <table:table-cell table:style-name="ce16" office:value-type="string">
            <text:p>18,5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nylstop M3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7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x M3</text:p>
          </table:table-cell>
          <table:table-cell table:style-name="ce13" office:value-type="float" office:value="154">
            <text:p>154</text:p>
          </table:table-cell>
          <table:table-cell table:style-name="ce15" office:value-type="string">
            <text:p>49,6g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3">
          <table:table-cell table:style-name="ce17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style-name="ce29"/>
          <table:table-cell table:number-columns-repeated="1018"/>
        </table:table-row>
        <table:table-row table:style-name="ro4">
          <table:table-cell table:style-name="ce18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Notes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24" office:value-type="float" office:value="360">
            <text:p>360</text:p>
          </table:table-cell>
          <table:table-cell table:style-name="ce30"/>
          <table:table-cell table:style-name="ce31" table:number-columns-repeated="1018"/>
        </table:table-row>
        <table:table-row table:style-name="ro5">
          <table:table-cell table:style-name="ce19"/>
          <table:table-cell table:style-name="ce23" table:number-columns-repeated="2"/>
          <table:table-cell table:style-name="ce25"/>
          <table:table-cell table:style-name="ce30"/>
          <table:table-cell table:style-name="ce31" table:number-columns-repeated="1018"/>
        </table:table-row>
        <table:table-row table:style-name="ro5">
          <table:table-cell table:style-name="ce19" office:value-type="string">
            <text:p>CHARIOT_Y_LM10UU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350">
            <text:p>3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CHARIOT_X_2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CHARIOT_X_1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AXE_Y_10M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5">
          <table:table-cell table:style-name="ce19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5">
          <table:table-cell table:style-name="ce19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4" office:value-type="float" office:value="135">
            <text:p>135</text:p>
          </table:table-cell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MOLETTE_GRAND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 office:value-type="string">
            <text:p>MOLETTE_PETITE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  <table:table-cell table:style-name="ce29" office:value-type="string">
            <text:p>Imprimer en RESISTANT</text:p>
          </table:table-cell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6" office:value-type="float" office:value="400">
            <text:p>40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UPPORT_ENDSTOP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3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4" office:value-type="float" office:value="380">
            <text:p>38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CLIP_ENDSTOP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4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RONDELLE_PLATEAU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/>
          <table:table-cell table:style-name="ce23" table:number-columns-repeated="2"/>
          <table:table-cell table:style-name="ce25"/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150">
            <text:p>1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19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4" office:value-type="float" office:value="75">
            <text:p>75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20" office:value-type="string">
            <text:p>Total minutes</text:p>
          </table:table-cell>
          <table:table-cell table:number-columns-repeated="2"/>
          <table:table-cell table:style-name="ce27" table:formula="of:=SUM([.D3:.D36])" office:value-type="float" office:value="1850">
            <text:p>1850</text:p>
          </table:table-cell>
          <table:table-cell table:style-name="ce29"/>
          <table:table-cell table:number-columns-repeated="1018"/>
        </table:table-row>
        <table:table-row table:style-name="ro5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7]/60" office:value-type="float" office:value="30.8333333333333">
            <text:p>30,8333333333</text:p>
          </table:table-cell>
          <table:table-cell table:style-name="ce29"/>
          <table:table-cell table:number-columns-repeated="1018"/>
        </table:table-row>
        <table:table-row table:style-name="ro5" table:number-rows-repeated="1048537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3">
          <table:table-cell table:style-name="ce17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4">
          <table:table-cell table:style-name="ce18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5">
          <table:table-cell table:style-name="ce19" office:value-type="string">
            <text:p>CHARIOT_Y_LM10UU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5">
          <table:table-cell table:style-name="ce19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_CHARIOT_X_2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_CHARIOT_X_1LM8UU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SUPPORT_AXE_Y_10M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5">
          <table:table-cell table:style-name="ce19"/>
          <table:table-cell table:style-name="ce23" table:number-columns-repeated="3"/>
        </table:table-row>
        <table:table-row table:style-name="ro5">
          <table:table-cell table:style-name="ce19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5">
          <table:table-cell table:style-name="ce19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5">
          <table:table-cell table:style-name="ce19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5" table:number-rows-repeated="2">
          <table:table-cell table:style-name="ce19"/>
          <table:table-cell table:style-name="ce23" table:number-columns-repeated="2"/>
          <table:table-cell table:style-name="ce25"/>
        </table:table-row>
        <table:table-row table:style-name="ro5">
          <table:table-cell table:style-name="ce20" office:value-type="string">
            <text:p>Total</text:p>
          </table:table-cell>
          <table:table-cell table:number-columns-repeated="2"/>
          <table:table-cell table:style-name="ce32" table:formula="of:=SUM([.D3:.D21])" office:value-type="time" office:time-value="PT00H00M00S">
            <text:p>00:00:00</text:p>
          </table:table-cell>
        </table:table-row>
        <table:table-row table:style-name="ro5" table:number-rows-repeated="1048536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 style:data-style-name="N2" text:time-value="0000-00-00T15:50:48.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20T15:53:21.50</dc:date>
    <meta:editing-duration>P8DT20H34M20S</meta:editing-duration>
    <meta:editing-cycles>657</meta:editing-cycles>
    <meta:print-date>2014-01-20T08:59:47.77</meta:print-date>
    <meta:document-statistic meta:table-count="3" meta:cell-count="312" meta:object-count="0"/>
  </office:meta>
</office:document-meta>
</file>